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4E000001BB24545EDA.png" manifest:media-type="image/png"/>
  <manifest:file-entry manifest:full-path="Pictures/100000000000036C00000225F36590CC.png" manifest:media-type="image/png"/>
  <manifest:file-entry manifest:full-path="Pictures/100000000000036D0000022533857DA2.png" manifest:media-type="image/png"/>
  <manifest:file-entry manifest:full-path="Pictures/100000000000036B00000226EC70E8EF.png" manifest:media-type="image/png"/>
  <manifest:file-entry manifest:full-path="Pictures/100000000000036D0000022543D54E7C.png" manifest:media-type="image/png"/>
  <manifest:file-entry manifest:full-path="Pictures/100000000000036E00000228275B814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99cm" svg:height="10.372cm" svg:x="2.301cm" svg:y="0.956cm">
          <draw:image xlink:href="Pictures/100000000000036E00000228275B814C.png" xlink:type="simple" xlink:show="embed" xlink:actuate="onLoad">
            <text:p/>
          </draw:image>
        </draw:frame>
        <draw:frame draw:style-name="gr1" draw:text-style-name="P1" draw:layer="layout" svg:width="16.173cm" svg:height="10.124cm" svg:x="2.513cm" svg:y="14.8cm">
          <draw:image xlink:href="Pictures/100000000000036D0000022543D54E7C.png" xlink:type="simple" xlink:show="embed" xlink:actuate="onLoad">
            <text:p/>
          </draw:image>
        </draw:frame>
        <draw:line draw:style-name="gr2" draw:text-style-name="P1" draw:layer="layout" svg:x1="5cm" svg:y1="9.3cm" svg:x2="8.3cm" svg:y2="14.8cm">
          <text:p/>
        </draw:line>
        <draw:frame draw:style-name="gr3" draw:layer="layout" svg:width="6.209cm" svg:height="0.962cm" svg:x="7.391cm" svg:y="12.6cm">
          <draw:text-box>
            <text:p>Save Button Clicked</text:p>
          </draw:text-box>
        </draw:frame>
      </draw:page>
      <draw:page draw:name="page2" draw:style-name="dp1" draw:master-page-name="Default">
        <draw:frame draw:style-name="gr1" draw:text-style-name="P1" draw:layer="layout" svg:width="17.813cm" svg:height="11.196cm" svg:x="1.487cm" svg:y="1.007cm">
          <draw:image xlink:href="Pictures/100000000000036B00000226EC70E8EF.png" xlink:type="simple" xlink:show="embed" xlink:actuate="onLoad">
            <text:p/>
          </draw:image>
        </draw:frame>
        <draw:frame draw:style-name="gr1" draw:text-style-name="P1" draw:layer="layout" svg:width="17.886cm" svg:height="11.196cm" svg:x="1.4cm" svg:y="13.728cm">
          <draw:image xlink:href="Pictures/100000000000036D0000022533857DA2.png" xlink:type="simple" xlink:show="embed" xlink:actuate="onLoad">
            <text:p/>
          </draw:image>
        </draw:frame>
        <draw:line draw:style-name="gr2" draw:text-style-name="P1" draw:layer="layout" svg:x1="4.7cm" svg:y1="10cm" svg:x2="4.7cm" svg:y2="15.5cm">
          <text:p/>
        </draw:line>
        <draw:frame draw:style-name="gr3" draw:layer="layout" svg:width="6.209cm" svg:height="0.962cm" svg:x="7.3cm" svg:y="12.438cm">
          <draw:text-box>
            <text:p>Save Button Clicked</text:p>
          </draw:text-box>
        </draw:frame>
      </draw:page>
      <draw:page draw:name="page3" draw:style-name="dp1" draw:master-page-name="Default">
        <draw:frame draw:style-name="gr1" draw:text-style-name="P1" draw:layer="layout" svg:width="17.833cm" svg:height="11.175cm" svg:x="1.667cm" svg:y="1.025cm">
          <draw:image xlink:href="Pictures/100000000000036C00000225F36590CC.png" xlink:type="simple" xlink:show="embed" xlink:actuate="onLoad">
            <text:p/>
          </draw:image>
        </draw:frame>
        <draw:frame draw:style-name="gr1" draw:text-style-name="P1" draw:layer="layout" svg:width="18.999cm" svg:height="9.948cm" svg:x="1cm" svg:y="13.7cm">
          <draw:image xlink:href="Pictures/100000000000034E000001BB24545EDA.png" xlink:type="simple" xlink:show="embed" xlink:actuate="onLoad">
            <text:p/>
          </draw:image>
        </draw:frame>
        <draw:custom-shape draw:style-name="gr4" draw:text-style-name="P1" draw:layer="layout" svg:width="7.9cm" svg:height="0.7cm" svg:x="7.4cm" svg:y="6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7.2cm" svg:x2="11.4cm" svg:y2="1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1:54:03.076000000</meta:creation-date>
    <dc:date>2015-03-11T12:06:14.278000000</dc:date>
    <meta:editing-duration>PT11M35S</meta:editing-duration>
    <meta:editing-cycles>4</meta:editing-cycles>
    <meta:generator>LibreOffice/4.2.5.2$Windows_x86 LibreOffice_project/61cb170a04bb1f12e77c884eab9192be736ec5f5</meta:generator>
    <meta:document-statistic meta:object-count="12"/>
  </office:meta>
</office:document-meta>
</file>